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" fo:font-size="40pt" fo:font-weight="normal" officeooo:rsid="0007a7ae" officeooo:paragraph-rsid="0007a7ae" style:font-size-asian="40pt" style:font-weight-asian="normal" style:font-size-complex="4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07a7ae" style:font-style-asian="italic" style:font-weight-asian="bold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<text:span text:style-name="T2">b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07T15:44:04.322939435</dc:date>
    <meta:editing-duration>PT1M24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" meta:word-count="1" meta:character-count="2" meta:non-whitespace-character-count="2"/>
  </office:meta>
</office:document-meta>
</file>